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Droid Sans Fallback" fo:font-size="12pt" officeooo:rsid="00144bba" officeooo:paragraph-rsid="00144bba"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project is called the SonicPi Minecraft Piano. This project takes minecraft player inputs and uses the inputs to output certain notes using SonicPi (audio production programming language). </text:p>
      <text:p text:style-name="P1"/>
      <text:p text:style-name="P1">To run the project all you need to do is open the SonicPi File, and the PythonFileMC in the Minecraft Piano FSCJ. Click run on the Python IDE and step over the player made piano. You should hear a different sound for each block you step over like a piano. </text:p>
      <text:p text:style-name="P1"/>
      <text:p text:style-name="P1">Found the project on: </text:p>
      <text:p text:style-name="P1">projects.raspberrypi.org/en/projects/the-big-minecraft-piano</text:p>
      <text:p text:style-name="P1"/>
      <text:p text:style-name="P1"/>
      <text:p text:style-name="P1"/>
      <text:p text:style-name="P1"/>
      <text:p text:style-name="P1"/>
      <text:p text:style-name="P1"/>
      <text:p text:style-name="P1">Created by:</text:p>
      <text:p text:style-name="P1">Bronson Vista</text:p>
      <text:p text:style-name="P1"/>
      <text:p text:style-name="P1">Completed on:</text:p>
      <text:p text:style-name="P1">2/5/20</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5T15:03:42.728418699</dc:date>
    <meta:editing-duration>PT5M48S</meta:editing-duration>
    <meta:editing-cycles>1</meta:editing-cycles>
    <meta:document-statistic meta:table-count="0" meta:image-count="0" meta:object-count="0" meta:page-count="1" meta:paragraph-count="8" meta:word-count="90" meta:character-count="575" meta:non-whitespace-character-count="490"/>
    <meta:generator>LibreOffice/6.1.5.2$Linux_ARM_EABI LibreOffice_project/10$Build-2</meta:generator>
  </office:meta>
</office:document-meta>
</file>